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Ubuntu" svg:font-family="Ubuntu"/>
    <style:font-face style:name="Century Schoolbook L" svg:font-family="'Century Schoolbook L'" style:font-family-generic="roman"/>
    <style:font-face style:name="DejaVu Serif" svg:font-family="'DejaVu Serif'" style:font-family-generic="roman"/>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bold" style:font-name-asian="DejaVu Sans" style:font-weight-asian="bold" style:font-name-complex="DejaVu Sans" style:font-weight-complex="bold"/>
    </style:style>
    <style:style style:name="P4" style:family="paragraph" style:parent-style-name="Standard">
      <style:paragraph-properties fo:text-align="start" style:justify-single-word="false"/>
      <style:text-properties style:font-name="Arial" fo:font-weight="bold" style:font-name-asian="DejaVu Serif" style:font-weight-asian="bold" style:font-name-complex="DejaVu Serif" style:font-weight-complex="bold"/>
    </style:style>
    <style:style style:name="P5" style:family="paragraph" style:parent-style-name="Standard">
      <style:paragraph-properties fo:text-align="start" style:justify-single-word="false"/>
      <style:text-properties style:font-name="Arial" fo:font-weight="normal" style:font-weight-asian="normal" style:font-weight-complex="normal"/>
    </style:style>
    <style:style style:name="P6" style:family="paragraph" style:parent-style-name="Standard">
      <style:paragraph-properties fo:text-align="start" style:justify-single-word="false"/>
      <style:text-properties style:font-name="Arial" fo:font-weight="normal" style:font-name-asian="DejaVu Serif" style:font-weight-asian="normal" style:font-name-complex="DejaVu Serif" style:font-weight-complex="normal"/>
    </style:style>
    <style:style style:name="P7" style:family="paragraph" style:parent-style-name="Standard">
      <style:paragraph-properties fo:text-align="start" style:justify-single-word="false"/>
      <style:text-properties style:font-name="Arial" fo:font-weight="normal" style:font-name-asian="DejaVu Sans" style:font-weight-asian="normal" style:font-name-complex="DejaVu Sans" style:font-weight-complex="normal"/>
    </style:style>
    <style:style style:name="P8" style:family="paragraph" style:parent-style-name="Standard">
      <style:paragraph-properties fo:text-align="start" style:justify-single-word="false"/>
      <style:text-properties style:font-name="Arial" fo:font-weight="normal" fo:background-color="transparent" style:font-name-asian="DejaVu Sans" style:font-size-asian="10.5pt" style:font-weight-asian="normal" style:font-name-complex="DejaVu Sans" style:font-weight-complex="normal"/>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11" style:family="paragraph" style:parent-style-name="Standard">
      <style:paragraph-properties>
        <style:tab-stops>
          <style:tab-stop style:position="0.3in"/>
        </style:tab-stops>
      </style:paragraph-properties>
      <style:text-properties style:font-name="Arial" fo:font-size="12pt" fo:font-weight="normal" style:font-size-asian="10.5pt" style:font-weight-asian="normal" style:font-size-complex="12pt" style:font-weight-complex="normal"/>
    </style:style>
    <style:style style:name="P12" style:family="paragraph" style:parent-style-name="Standard">
      <style:paragraph-properties>
        <style:tab-stops>
          <style:tab-stop style:position="0.3in"/>
        </style:tab-stops>
      </style:paragraph-properties>
      <style:text-properties style:font-name="Arial" fo:font-size="12pt" fo:font-weight="normal" officeooo:rsid="000597a8" officeooo:paragraph-rsid="000597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style:font-name-asian="DejaVu Serif" style:font-size-asian="12pt" style:font-weight-asian="normal" style:font-name-complex="DejaVu Serif" style:font-size-complex="12pt" style:font-weight-complex="normal"/>
    </style:style>
    <style:style style:name="P15" style:family="paragraph" style:parent-style-name="Standard">
      <style:paragraph-properties>
        <style:tab-stops>
          <style:tab-stop style:position="0.3in"/>
        </style:tab-stops>
      </style:paragraph-properties>
      <style:text-properties style:font-name="Arial" fo:font-size="12pt" fo:font-weight="bold"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style:font-name="Arial" fo:font-size="12pt" fo:font-style="normal" fo:font-weight="normal" style:font-name-asian="DejaVu Sans" style:font-size-asian="10.5pt" style:font-style-asian="normal" style:font-weight-asian="normal" style:font-name-complex="DejaVu Sans" style:font-size-complex="12pt" style:font-style-complex="normal" style:font-weight-complex="normal"/>
    </style:style>
    <style:style style:name="P20" style:family="paragraph" style:parent-style-name="Standard">
      <style:paragraph-properties fo:text-align="start" style:justify-single-word="false"/>
      <style:text-properties fo:color="#000000" style:font-name="Arial" fo:font-size="12pt" fo:font-style="normal" fo:font-weight="bold" style:font-name-asian="DejaVu Sans" style:font-size-asian="10.5pt" style:font-style-asian="normal" style:font-weight-asian="bold" style:font-name-complex="DejaVu Sans" style:font-size-complex="12pt" style:font-style-complex="normal" style:font-weight-complex="bold"/>
    </style:style>
    <style:style style:name="P21" style:family="paragraph" style:parent-style-name="Standard">
      <style:paragraph-properties>
        <style:tab-stops>
          <style:tab-stop style:position="0.3in"/>
        </style:tab-stops>
      </style:paragraph-properties>
      <style:text-properties style:font-name="Courier new" fo:font-size="10pt" fo:font-weight="normal" style:font-size-asian="10pt" style:font-weight-asian="normal" style:font-size-complex="10pt" style:font-weight-complex="normal"/>
    </style:style>
    <style:style style:name="P22" style:family="paragraph" style:parent-style-name="Standard">
      <style:paragraph-properties>
        <style:tab-stops>
          <style:tab-stop style:position="0.3in"/>
        </style:tab-stops>
      </style:paragraph-properties>
      <style:text-properties style:font-name="Courier new" fo:font-size="10pt" fo:font-weight="normal" style:font-name-asian="Century Schoolbook L" style:font-size-asian="10pt" style:font-weight-asian="normal" style:font-name-complex="Century Schoolbook L" style:font-size-complex="10pt" style:font-weight-complex="normal"/>
    </style:style>
    <style:style style:name="P23" style:family="paragraph" style:parent-style-name="Standard">
      <style:paragraph-properties>
        <style:tab-stops>
          <style:tab-stop style:position="0.3in"/>
        </style:tab-stops>
      </style:paragraph-properties>
      <style:text-properties style:font-name="Courier new" fo:font-size="10pt" fo:font-weight="normal" officeooo:paragraph-rsid="000597a8" style:font-name-asian="Century Schoolbook L" style:font-size-asian="10pt" style:font-weight-asian="normal" style:font-name-complex="Century Schoolbook L" style:font-size-complex="10pt" style:font-weight-complex="normal"/>
    </style:style>
    <style:style style:name="P24" style:family="paragraph" style:parent-style-name="Standard">
      <style:paragraph-properties fo:text-align="start" style:justify-single-word="false" fo:break-before="page"/>
      <style:text-properties style:font-name="Arial" fo:font-weight="bold" style:font-weight-asian="bold" style:font-weight-complex="bold"/>
    </style:style>
    <style:style style:name="P25" style:family="paragraph" style:parent-style-name="Standard">
      <style:paragraph-properties fo:text-align="start" style:justify-single-word="false" fo:break-before="page"/>
      <style:text-properties style:font-name="Arial" fo:font-weight="bold" style:font-name-asian="DejaVu Sans" style:font-weight-asian="bold" style:font-name-complex="DejaVu Sans" style:font-weight-complex="bold"/>
    </style:style>
    <style:style style:name="P26" style:family="paragraph" style:parent-style-name="Standard">
      <style:paragraph-properties fo:text-align="start" style:justify-single-word="false" fo:break-before="page"/>
      <style:text-properties style:font-name="Arial" fo:font-weight="normal" style:font-name-asian="DejaVu Serif" style:font-weight-asian="normal" style:font-name-complex="DejaVu Serif" style:font-weight-complex="normal"/>
    </style:style>
    <style:style style:name="P27" style:family="paragraph" style:parent-style-name="Standard">
      <style:paragraph-properties fo:text-align="start" style:justify-single-word="false" fo:break-before="page"/>
      <style:text-properties fo:color="#000000" style:font-name="Arial" fo:font-size="12pt" fo:font-style="normal" fo:font-weight="bold" style:font-size-asian="10.5pt" style:font-style-asian="normal" style:font-weight-asian="bold" style:font-size-complex="12pt" style:font-style-complex="normal" style:font-weight-complex="bold"/>
    </style:style>
    <style:style style:name="P28" style:family="paragraph" style:parent-style-name="Preformatted_20_Text">
      <style:paragraph-properties fo:text-align="start" style:justify-single-word="false"/>
      <style:text-properties style:font-name="Arial" fo:font-weight="normal" style:font-name-asian="DejaVu Serif" style:font-weight-asian="normal" style:font-name-complex="DejaVu Serif" style:font-weight-complex="normal"/>
    </style:style>
    <style:style style:name="P29" style:family="paragraph" style:parent-style-name="Standard" style:master-page-name="Landscape">
      <style:paragraph-properties style:page-number="auto" fo:break-before="page">
        <style:tab-stops>
          <style:tab-stop style:position="0.3in"/>
        </style:tab-stops>
      </style:paragraph-properties>
      <style:text-properties style:font-name="Arial" fo:font-size="12pt" fo:font-weight="bold" style:font-size-asian="10.5pt" style:font-weight-asian="bold" style:font-size-complex="12pt" style:font-weight-complex="bold"/>
    </style:style>
    <style:style style:name="P30" style:family="paragraph" style:parent-style-name="Standard" style:master-page-name="Standard">
      <style:paragraph-properties fo:text-align="start" style:justify-single-word="false" style:page-number="auto"/>
      <style:text-properties style:font-name="Arial" fo:font-weight="bold" style:font-weight-asian="bold" style:font-weight-complex="bold"/>
    </style:style>
    <style:style style:name="P31" style:family="paragraph">
      <style:paragraph-properties fo:text-align="center"/>
    </style:style>
    <style:style style:name="P32" style:family="paragraph">
      <style:paragraph-properties fo:text-align="center"/>
      <style:text-properties fo:font-size="11pt" style:font-size-asian="11pt" style:font-size-complex="11pt"/>
    </style:style>
    <style:style style:name="P33" style:family="paragraph">
      <style:paragraph-properties fo:text-align="start"/>
    </style:style>
    <style:style style:name="P34" style:family="paragraph">
      <style:paragraph-properties fo:text-align="end"/>
    </style:style>
    <style:style style:name="P35" style:family="paragraph">
      <style:paragraph-properties fo:text-align="start"/>
      <style:text-properties fo:font-size="10.5pt" style:font-size-asian="10.5pt" style:font-size-complex="10.5pt"/>
    </style:style>
    <style:style style:name="T1" style:family="text">
      <style:text-properties style:text-position="super 58%"/>
    </style:style>
    <style:style style:name="T2" style:family="text">
      <style:text-properties style:text-position="super 58%" style:font-name-asian="DejaVu Serif" style:font-name-complex="DejaVu Serif"/>
    </style:style>
    <style:style style:name="T3" style:family="text">
      <style:text-properties style:font-name="Arial"/>
    </style:style>
    <style:style style:name="T4" style:family="text">
      <style:text-properties style:font-name="Arial" style:font-name-asian="DejaVu Serif" style:font-name-complex="DejaVu Serif"/>
    </style:style>
    <style:style style:name="T5" style:family="text">
      <style:text-properties style:font-name="Arial" fo:font-size="12pt" style:font-size-asian="12pt" style:font-size-complex="12pt"/>
    </style:style>
    <style:style style:name="T6" style:family="text">
      <style:text-properties style:text-position="sub 58%"/>
    </style:style>
    <style:style style:name="T7" style:family="text">
      <style:text-properties style:text-position="sub 58%" style:font-name-asian="DejaVu Serif" style:font-name-complex="DejaVu Serif"/>
    </style:style>
    <style:style style:name="T8" style:family="text">
      <style:text-properties style:text-position="sub 58%" style:font-name="Arial" style:font-name-asian="DejaVu Serif" style:font-name-complex="DejaVu Serif"/>
    </style:style>
    <style:style style:name="T9" style:family="text">
      <style:text-properties style:text-position="sub 58%" style:font-name-asian="DejaVu Sans" style:font-name-complex="DejaVu Sans"/>
    </style:style>
    <style:style style:name="T10" style:family="text">
      <style:text-properties style:font-name="DejaVu Serif" style:font-name-asian="DejaVu Serif" style:font-name-complex="DejaVu Serif"/>
    </style:style>
    <style:style style:name="T11" style:family="text">
      <style:text-properties style:font-name-asian="DejaVu Sans" style:font-name-complex="DejaVu Sans"/>
    </style:style>
    <style:style style:name="T12" style:family="text">
      <style:text-properties fo:font-weight="bold" style:font-weight-asian="bold" style:font-weight-complex="bold"/>
    </style:style>
    <style:style style:name="T13" style:family="text">
      <style:text-properties style:font-name-asian="DejaVu Serif" style:font-name-complex="DejaVu Serif"/>
    </style:style>
    <style:style style:name="T14" style:family="text">
      <style:text-properties style:font-name="Ubuntu" style:font-name-asian="Ubuntu" style:font-name-complex="Ubuntu"/>
    </style:style>
    <style:style style:name="T15" style:family="text">
      <style:text-properties style:font-name="Dingbats" style:font-name-asian="DejaVu Serif" style:font-name-complex="DejaVu Serif"/>
    </style:style>
    <style:style style:name="T16" style:family="text">
      <style:text-properties style:text-position="sub 70%" style:font-name-asian="DejaVu Serif" style:font-name-complex="DejaVu Serif"/>
    </style:style>
    <style:style style:name="T17" style:family="text">
      <style:text-properties fo:font-weight="normal" style:font-weight-asian="normal" style:font-weight-complex="normal"/>
    </style:style>
    <style:style style:name="T18" style:family="text">
      <style:text-properties style:font-name-asian="Century Schoolbook L" style:font-name-complex="Century Schoolbook L"/>
    </style:style>
    <style:style style:name="T19" style:family="text">
      <style:text-properties fo:font-size="18pt" style:text-blinking="false" fo:background-color="transparent" loext:char-shading-value="0" style:font-size-asian="18pt" style:font-size-complex="18pt"/>
    </style:style>
    <style:style style:name="T20" style:family="text">
      <style:text-properties fo:font-size="18pt" fo:font-weight="bold" style:text-blinking="false" fo:background-color="transparent" loext:char-shading-value="0" style:font-size-asian="18pt" style:font-weight-asian="bold" style:font-size-complex="18pt" style:font-weight-complex="bold"/>
    </style:style>
    <style:style style:name="T21" style:family="text">
      <style:text-properties style:text-position="-22% 100%" style:font-name="Ubuntu" fo:language="es" fo:country="MX" style:font-name-asian="Ubuntu" style:font-size-asian="10.5pt" style:font-name-complex="Ubuntu"/>
    </style:style>
    <style:style style:name="T22" style:family="text">
      <style:text-properties officeooo:rsid="000597a8"/>
    </style:style>
    <style:style style:name="T23" style:family="text">
      <style:text-properties fo:font-size="11pt" style:font-size-asian="11pt" style:font-size-complex="11pt"/>
    </style:style>
    <style:style style:name="T24" style:family="text">
      <style:text-properties fo:font-size="10.5pt" style:font-size-asian="10.5pt" style:font-size-complex="10.5p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000000"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color="#729fcf"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PSC 240 <text:s/>Assignment 6</text:p>
      <text:p text:style-name="P2">Harmonic Series</text:p>
      <text:p text:style-name="P5"/>
      <text:p text:style-name="P5"/>
      <text:p text:style-name="P16">Introduction</text:p>
      <text:p text:style-name="P5"/>
      <text:p text:style-name="P5">This is about the famous harmonic series, which is actually used to solve many real problems. <text:s/>However, we are interested in it as a means to test the processor's performance. <text:s/>In this assignment speed has high importance.</text:p>
      <text:p text:style-name="P5"/>
      <text:p text:style-name="P5"/>
      <text:p text:style-name="P16">New lessons to learn</text:p>
      <text:p text:style-name="P5"/>
      <text:p text:style-name="P5">1. <text:s/>Plan an algorithm designed to optimize speed.</text:p>
      <text:p text:style-name="P5"/>
      <text:p text:style-name="P5">2. <text:s/>Applications of the harmonic sum.</text:p>
      <text:p text:style-name="P5"/>
      <text:p text:style-name="P5"/>
      <text:p text:style-name="P16">Old lessons to review</text:p>
      <text:p text:style-name="P5"/>
      <text:p text:style-name="P5">1. <text:s/>The technique of measuring execution time using both tics and nanoseconds.</text:p>
      <text:p text:style-name="P5"/>
      <text:p text:style-name="P5">2. <text:s/>How to partition the algorithm to take advantage of vector processing (the electric circuits program).</text:p>
      <text:p text:style-name="P5"/>
      <text:p text:style-name="P5"/>
      <text:p text:style-name="P5"/>
      <text:p text:style-name="P10"/>
      <text:p text:style-name="P16">Background</text:p>
      <text:p text:style-name="P5"/>
      <text:p text:style-name="P5">The Harmonic series has n<text:span text:style-name="T1">th</text:span> partial sum: <text:s/>H<text:span text:style-name="T6">n</text:span> = 1 +<draw:frame draw:style-name="fr1" draw:name="Object1" text:anchor-type="as-char" svg:width="0.1965in" svg:height="0.3925in" draw:z-index="0"><draw:object xlink:href="./Object 1" xlink:type="simple" xlink:show="embed" xlink:actuate="onLoad"/><draw:image xlink:href="./ObjectReplacements/Object 1" xlink:type="simple" xlink:show="embed" xlink:actuate="onLoad"/></draw:frame>+<draw:frame draw:style-name="fr1" draw:name="Object2" text:anchor-type="as-char" svg:width="0.1984in" svg:height="0.3925in" draw:z-index="1"><draw:object xlink:href="./Object 2" xlink:type="simple" xlink:show="embed" xlink:actuate="onLoad"/><draw:image xlink:href="./ObjectReplacements/Object 2" xlink:type="simple" xlink:show="embed" xlink:actuate="onLoad"/></draw:frame>+ . . . . + <draw:frame draw:style-name="fr1" draw:name="Object3" text:anchor-type="as-char" svg:width="0.2in" svg:height="0.3925in" draw:z-index="2"><draw:object xlink:href="./Object 3" xlink:type="simple" xlink:show="embed" xlink:actuate="onLoad"/><draw:image xlink:href="./ObjectReplacements/Object 3" xlink:type="simple" xlink:show="embed" xlink:actuate="onLoad"/></draw:frame>. <text:s/>It is known from mathematical studies that H<text:span text:style-name="T6">n</text:span> grows arbitrarily large as n goes to infinity. <text:s text:c="3"/>The frequently asked question is how big must n be in order for H<text:span text:style-name="T6">n</text:span> to exceed a given number. <text:s text:c="2"/>In other words, for a given input X what is the smallest n such that H<text:span text:style-name="T6">n</text:span> <text:span text:style-name="T10">≥</text:span><text:span text:style-name="T11"> X ? <text:s/>Also, when the value of n is found we want to know the value of H</text:span><text:span text:style-name="T9">n</text:span><text:span text:style-name="T11"> . <text:s/>In this programming assignment the question is reversed. <text:s/>If the value of n is given then what is the value of H</text:span><text:span text:style-name="T9">n</text:span><text:span text:style-name="T11">? <text:s/>We call that the harmonic problem.</text:span></text:p>
      <text:p text:style-name="P7"/>
      <text:p text:style-name="P7"/>
      <text:p text:style-name="P3">Requirements</text:p>
      <text:p text:style-name="P7"/>
      <text:p text:style-name="P7">Build an X86 program that will solve the harmonic problem in the least amount of time for an input of n = six trillion. <text:s/>You can use anything you learned this semester about 64-bit assembly programming. <text:s/>You may use any assembly instructions you may find by researching in the web. <text:s/>Everything is at your disposal: just make it fast.</text:p>
      <text:p text:style-name="P3"/>
      <text:p text:style-name="P25">No 32-bit programs accepted</text:p>
      <text:p text:style-name="P7"/>
      <text:p text:style-name="P7">The obvious restriction still holds. <text:s/>Don't make a 32-bit program. <text:s/>You will probably find the harmonic series problem solved on the web, but everyone of those online examples I've seen are 32-bit programs. <text:s/>I think you already know this: <text:s/>make a 64-bit solution.</text:p>
      <text:p text:style-name="P7"/>
      <text:p text:style-name="P7"/>
      <text:p text:style-name="P3">Calling hierarchy</text:p>
      <text:p text:style-name="P7"/>
      <text:p text:style-name="P7">It is very simple.</text:p>
      <text:p text:style-name="P7"/>
      <text:p text:style-name="P7"><draw:rect text:anchor-type="paragraph" draw:z-index="8" draw:style-name="gr4" draw:text-style-name="P35" svg:width="1.4524in" svg:height="0.6677in" svg:x="4.3028in" svg:y="1.15in"><text:p text:style-name="P33"><text:span text:style-name="T24">Include file containing</text:span></text:p><text:p text:style-name="P33"><text:span text:style-name="T24">macros</text:span></text:p><text:p text:style-name="P34"><text:span text:style-name="T24">X86</text:span></text:p></draw:rect><draw:line text:anchor-type="paragraph" draw:z-index="9" draw:style-name="gr5" draw:text-style-name="P31" svg:x1="3.5in" svg:y1="1.5028in" svg:x2="4.3028in" svg:y2="1.5028in"><text:p/></draw:line><draw:rect text:anchor-type="paragraph" draw:z-index="5" draw:style-name="gr2" draw:text-style-name="P32" svg:width="1.6252in" svg:height="0.6669in" svg:x="1.8752in" svg:y="0.0957in"><text:p text:style-name="P31"><text:span text:style-name="T23">Driver</text:span></text:p><text:p text:style-name="P31"><text:span text:style-name="T23"><text:s text:c="29"/></text:span><text:span text:style-name="T23">C</text:span></text:p></draw:rect><draw:rect text:anchor-type="paragraph" draw:z-index="6" draw:style-name="gr2" draw:text-style-name="P32" svg:width="1.6252in" svg:height="0.6669in" svg:x="1.8752in" svg:y="1.1543in"><text:p text:style-name="P31"><text:span text:style-name="T23">Main assembly</text:span></text:p><text:p text:style-name="P31"><text:span text:style-name="T23"><text:s text:c="32"/></text:span><text:span text:style-name="T23">X86</text:span></text:p></draw:rect><draw:line text:anchor-type="paragraph" draw:z-index="7" draw:style-name="gr3" draw:text-style-name="P31" svg:x1="2.7083in" svg:y1="0.7618in" svg:x2="2.7083in" svg:y2="1.1535in"><text:p/></draw:line></text:p>
      <text:p text:style-name="P7"/>
      <text:p text:style-name="P7"/>
      <text:p text:style-name="P8"/>
      <text:p text:style-name="P7"/>
      <text:p text:style-name="P7"/>
      <text:p text:style-name="P7"/>
      <text:p text:style-name="P7"/>
      <text:p text:style-name="P7"/>
      <text:p text:style-name="P7"/>
      <text:p text:style-name="P7"/>
      <text:p text:style-name="P7">The file containing macros is in a dotted box because it is optional. <text:s/>Recall two facts: one is that a call to a macro does not cost time. <text:s/>A call to a subprogram with a return statement does cost time. <text:s/>The second fact is you already have the include file containing macros as a result of the previous assignment. <text:s/>Why not use it again?</text:p>
      <text:p text:style-name="P29">Sample run</text:p>
      <text:p text:style-name="P11"/>
      <text:p text:style-name="P21">Welcome to the harmonic series by John Paul Jones</text:p>
      <text:p text:style-name="P21"><draw:rect text:anchor-type="paragraph" draw:z-index="4" draw:style-name="gr1" draw:text-style-name="P31" svg:width="9.448in" svg:height="2.2362in" svg:x="0.0028in" svg:y="0.1063in"><text:p/></draw:rect></text:p>
      <text:p text:style-name="P21">This program will compute a partial sum of the harmonic series.</text:p>
      <text:p text:style-name="P21"/>
      <text:p text:style-name="P21">These results were obtained on a Dell Latitude Model D630 with a Core-i7 dual core processor at 1.5GHz.</text:p>
      <text:p text:style-name="P21"/>
      <text:p text:style-name="P21">Please enter a positive integer for the number of terms to include in the harmonic sum: 8</text:p>
      <text:p text:style-name="P21">The harmonic sum H(8)<text:span text:style-name="T18"> is being computed.</text:span></text:p>
      <text:p text:style-name="P22">Please be patient . . . .</text:p>
      <text:p text:style-name="P22">The sum is now computed.</text:p>
      <text:p text:style-name="P22">The clock time after computing the harmonic sum was 7843121.</text:p>
      <text:p text:style-name="P22">The clock time before computing the sum was <text:s text:c="8"/>3976482.</text:p>
      <text:p text:style-name="P22">The harmonic computation required 3866639 clock cycles (tics) which is 2577759 nanoseconds on this machine.</text:p>
      <text:p text:style-name="P22">The harmonic sum of 8 terms is 2.7178568055414, which is 0x400399999999999A.</text:p>
      <text:p text:style-name="P22">This assembly program will now return the harmonic sum and the last term to the caller.</text:p>
      <text:p text:style-name="P22"/>
      <text:p text:style-name="P23">The driver received these two numbers: 2.7178568055414000000000 and </text:p>
      <text:p text:style-name="P23">0.1250000000000000000000<text:span text:style-name="T22">0000000000000000000000000000000000000000000000000000000000000</text:span></text:p>
      <text:p text:style-name="P22">The driver will now return a 0 to the operating system. <text:s/>Bye.</text:p>
      <text:p text:style-name="P11"/>
      <text:p text:style-name="P15">Footnotes:</text:p>
      <text:p text:style-name="P11"/>
      <text:p text:style-name="P11">There is a box enclosing output generated by assembly. <text:s/>Everything outside the box was produced by the driver. <text:s/>If you view this document using a Microsoft product then the box will often appear distorted.</text:p>
      <text:p text:style-name="P11"/>
      <text:p text:style-name="P11">Clock cycles (commonly called tics) are always integers.</text:p>
      <text:p text:style-name="P11"/>
      <text:p text:style-name="P11">Output the harmonic sum with 18 decimal digits on the right of the decimal point.</text:p>
      <text:p text:style-name="P11"/>
      <text:p text:style-name="P12">The number of nanoseconds is an integer. <text:s/>We are not interested in fractions of a nanosecond.</text:p>
      <text:p text:style-name="P11"/>
      <text:p text:style-name="P11">The driver receives two float numbers: the first is the harmonic sum and the second the second is the last term. <text:s/>Another way to view this is: if n is the input value then the last term is the reciprocal of n.</text:p>
      <text:p text:style-name="P11"/>
      <text:p text:style-name="P11">A lesson learned from the sin(x) program: <text:s/>the last term will probably be infinitesimally close to zero. <text:s/>Therefore, I suggest you display that last term with a format such as “%1.150lf”. <text:s/>Perform some experiments to find a suitable formatter for that last term.</text:p>
      <text:p text:style-name="P11"/>
      <text:p text:style-name="P12">The hex number shown above is not mathematically correct. <text:s/>It shows the appearance of your output.</text:p>
      <text:p text:style-name="P30">Clock</text:p>
      <text:p text:style-name="P5"/>
      <text:p text:style-name="P5">We want to know how much time the CPU uses to compute H<text:span text:style-name="T6">n</text:span>. <text:s/>As in the previous assignment use the two instructions</text:p>
      <text:p text:style-name="P5"><text:tab/>cpuid</text:p>
      <text:p text:style-name="P5"><text:tab/>rdtsc</text:p>
      <text:p text:style-name="P5">in sequence to capture the time on the clock. <text:s/>As you know from a previous assignment the high order half will be in rdx and the low order half will be in rax.</text:p>
      <text:p text:style-name="P5"/>
      <text:p text:style-name="P5">Do not include in your time capture the time used for printf and scanf. <text:s/>Capture the clock when the number crunching begins and capture the clock immediately after the number crunching has finished.</text:p>
      <text:p text:style-name="P5"/>
      <text:p text:style-name="P5">Here are two references where you can read about the TSC.</text:p>
      <text:p text:style-name="P5"/>
      <text:p text:style-name="P5">http://en.wikipedia.org/wiki/Time_Stamp_Counter</text:p>
      <text:p text:style-name="P5"/>
      <text:p text:style-name="P5">http://evuraan.blogspot.com/2007/07/ticktime-sources-on-x86x8664.html</text:p>
      <text:p text:style-name="P5"/>
      <text:p text:style-name="P13"/>
      <text:p text:style-name="P1">Precision</text:p>
      <text:p text:style-name="P5"/>
      <text:p text:style-name="P5">Remember to output the harmonic number(s) with at least 18 decimal digits on the right of the decimal point.</text:p>
      <text:p text:style-name="P5"/>
      <text:p text:style-name="P5">Output the run time in seconds with 10 or more decimal digits on the right of the decimal point.</text:p>
      <text:p text:style-name="P5"/>
      <text:p text:style-name="P5">64-bit hex numbers will always show 16 digits. <text:s/>Be sure to prefix hex numbers with “0x”.</text:p>
      <text:p text:style-name="P5"/>
      <text:p text:style-name="P5"/>
      <text:p text:style-name="P1">Test data</text:p>
      <text:p text:style-name="P5"/>
      <text:p text:style-name="P5">First perform a few simple test cases where the results can be checked with a hand calculator. <text:s/>Note that all input numbers are multiples of 4. <text:s/>We're not interested in inputs that are not multiples of 4. <text:s/>The non-multiple of 4 case could easily be programmed, but that's not interesting. <text:s/>What is interesting is how fast your computer can compute the crown jewel.</text:p>
      <text:p text:style-name="P5"/>
      <text:p text:style-name="P5">Run 1: <text:s/>n = 4</text:p>
      <text:p text:style-name="P5"/>
      <text:p text:style-name="P5">Run 2: <text:s/>n = 8 <text:s text:c="2"/>[Same as the sample run in this document]</text:p>
      <text:p text:style-name="P5"/>
      <text:p text:style-name="P5">Run 3: <text:s/>n = 12 <text:s text:c="3"/>[The run time should be increasing by a few tics with each larger n.]</text:p>
      <text:p text:style-name="P5"/>
      <text:p text:style-name="P5">Run 4: <text:s/>n = 16</text:p>
      <text:p text:style-name="P5"/>
      <text:p text:style-name="P5">Run 5: <text:s/>n = 100</text:p>
      <text:p text:style-name="P5"/>
      <text:p text:style-name="P5">Run 6: <text:s/>n = 500</text:p>
      <text:p text:style-name="P5"/>
      <text:p text:style-name="P5"><text:soft-page-break/>Run 7: <text:s/>n = 1000</text:p>
      <text:p text:style-name="P5"/>
      <text:p text:style-name="P5">That's enough of the baby stuff. <text:s/>For runs 1 through 4 check your answer with a hand calculator. <text:s/>For runs 5 through 8 ask wolframalpha for the answer or make a C++ program to compute the harmonic sum for small values of n.</text:p>
      <text:p text:style-name="P5"/>
      <text:p text:style-name="P5">If all you had to do was compute the harmonic sum for n less than 100 thousand then you should not even use X86; you should do it in C++.</text:p>
      <text:p text:style-name="P18"/>
      <text:p text:style-name="P18"/>
      <text:p text:style-name="P18">Now get credit for your diligent partitioning of the algorithm across the ymm registers.</text:p>
      <text:p text:style-name="P18"/>
      <text:p text:style-name="P18"/>
      <text:p text:style-name="P18">Run 8 also known as the: <text:s text:c="2"/><text:span text:style-name="T19">Crown jewel: <text:s/></text:span><text:span text:style-name="T20">N = 6 trillion</text:span><text:span text:style-name="T19">.</text:span></text:p>
      <text:p text:style-name="P18"/>
      <text:p text:style-name="P18"/>
      <text:p text:style-name="P18">End of testing.</text:p>
      <text:p text:style-name="P18"/>
      <text:p text:style-name="P18"/>
      <text:p text:style-name="P18">In your loop use as few instructions are possible, and thereby, consume as few clock cycles as possible. <text:s/>The assignment is all about speed. <text:s/>Good-luck.</text:p>
      <text:p text:style-name="P18"/>
      <text:p text:style-name="P18"/>
      <text:p text:style-name="P18"/>
      <text:p text:style-name="P18"/>
      <text:p text:style-name="P27">What to turn in on paper for credit</text:p>
      <text:p text:style-name="P18"/>
      <text:p text:style-name="P18">1. <text:s/>A title page introducing the Harmonic Series</text:p>
      <text:p text:style-name="P18"/>
      <text:p text:style-name="P18">2. <text:s/>The source of the driver in C or C++ language in landscape as usual.</text:p>
      <text:p text:style-name="P18"/>
      <text:p text:style-name="P18">3. <text:s/>The main assembly program for the Harmonic Series in landscape as usual.</text:p>
      <text:p text:style-name="P18"/>
      <text:p text:style-name="P18">4. <text:s/>The include file or files if you used any these.</text:p>
      <text:p text:style-name="P18"/>
      <text:p text:style-name="P18">4. <text:s/>Subprograms are not required, but if you do use subprograms, then print them.</text:p>
      <text:p text:style-name="P18"/>
      <text:p text:style-name="P18">5. <text:s/>The outputs from the preliminary data (test runs 1 through 7). <text:s/>Everybody will get this part right.</text:p>
      <text:p text:style-name="P18"/>
      <text:p text:style-name="P18">6. <text:s/>The output from running for the crown jewel.</text:p>
      <text:p text:style-name="P18"/>
      <text:p text:style-name="P18">7. <text:s/>A list of the names and sizes of all files related to Assignment 6. <text:s/>Include the O-files and the executable file.</text:p>
      <text:p text:style-name="P18"/>
      <text:p text:style-name="P18">Assemble the documents together in the order listed above. <text:s/>Fasten them securely. <text:s/>Submit the packet on or before the due date.</text:p>
      <text:p text:style-name="P18"/>
      <text:p text:style-name="P5">Don't submit electronic homework. <text:s/>Electronic homework cannot be marked up in red and returned to you.</text:p>
      <text:p text:style-name="P5"/>
      <text:p text:style-name="P5"/>
      <text:p text:style-name="P18"><text:span text:style-name="T12">Due date</text:span>: <text:s text:c="2"/>2015-April-25 if you're enrolled in the Saturday class</text:p>
      <text:p text:style-name="P18"><text:s text:c="19"/>2015-April-23 if you're enrolled in the TuTh class.</text:p>
      <text:p text:style-name="P18"/>
      <text:p text:style-name="P18"/>
      <text:p text:style-name="P18"/>
      <text:p text:style-name="P18"/>
      <text:p text:style-name="P18"/>
      <text:p text:style-name="P18"/>
      <text:p text:style-name="P18"/>
      <text:p text:style-name="P18"/>
      <text:p text:style-name="P20">Extra credit makes it more fun</text:p>
      <text:p text:style-name="P19"/>
      <text:p text:style-name="P19">This is just for fun. <text:s/>After the due date I will collect all the run times for every one's Crown Jewell. <text:s/>All of these data will be organized into a spread sheet form listed in order from least number of tics first and most number of tics last. <text:s/>The spread sheet will be posted at the class website and you can compare yourself with the run times established by classmates. <text:s/>[No names are recorded in the spread sheet.]</text:p>
      <text:p text:style-name="P19"/>
      <text:p text:style-name="P19">The first place finisher will win 5 free points, the second place finisher will win 3 free points, and the third place finisher will win 2 points. <text:s/>At the end of the semester after letter grades have been assigned these free points will be added to your total. <text:s/>Perhaps the free points will boost you into the next higher grade category, and perhaps the points will have no effect.</text:p>
      <text:p text:style-name="P27">Computer Biography</text:p>
      <text:p text:style-name="P18"/>
      <text:p text:style-name="P9">In the beginning there was Charles Babbage, who designed and partially built a computer called the Analytic Engine. <text:s/>Then there was Ada, who created some software for it. <text:s/>That software called a subprogram: the first instance ever of calling a subprogram. <text:s/>That was the year 1843. <text:s/>Ada's full name was Ada Lovelace.</text:p>
      <text:p text:style-name="P18"/>
      <text:p text:style-name="P5">John Atanasoff with assistance from graduate student Clifford Berry invented the first electric powered computer in 1939 at Iowa State University. <text:s/>Later some rivals claimed the honor of inventor of the electronic computer, but in 1973 a federal judge ruled that Mr. Atanasoff was indeed the first inventor of the modern computer. <text:s/>He died in 1995 at the age of 92.</text:p>
      <text:p text:style-name="P9"/>
      <text:p text:style-name="P9">Grace Hopper located the first computer bug in 1947 in the Mark II. <text:s/>That old moth is now taped to a hand-written notebook page in the Smithsonian Museum. <text:s/>She was a member of the committee that founded the programming language COBOL. <text:s/>At public events she carried with her a set of wires all of length 11.8 inches. <text:s/>To the curious she would give a wire and explain that that is how far light travels in one nanosec. <text:s/>She was buried in Arlington in 1992 having lived 85 years.</text:p>
      <text:p text:style-name="P9"/>
      <text:p text:style-name="P9">The founder of Algorithm Analysis was Donald Knuth, n. Jan 10, 1938, currently still living I think. <text:s/>He is the author of the famous multi-volume set “The Art of Computer Programming”. <text:s/>His work gave birth to the field of algorithm analysis. <text:s/>Now you know why you need to compute <text:span text:style-name="T17">big O of anything.</text:span></text:p>
      <text:p text:style-name="P5"/>
      <text:p text:style-name="P5">Timothy John "Tim" Berners-Lee, n. June 8, 1955, is known as founder of the web since he designed the http protocol and URL addressing system. <text:s/>The first webserver went active on August 6, 1991 at CERN, the huge physics lab outside Geneva, Switzerland.</text:p>
      <text:p text:style-name="P5"/>
      <text:p text:style-name="P9"><text:span text:style-name="T17">Hedy Lamar, Hollywood actress, was invento</text:span>r of the spread-spectrum technology (1943) used <text:span text:style-name="T3">in today's Wifi access points, and in other places. <text:s/>That's why your wireless router works.</text:span></text:p>
      <text:p text:style-name="P9"/>
      <text:p text:style-name="P9">Bjarne Stroustrup founded or designed C++ based on C. <text:s/>Development began in 1979 and the name “C++” appeared for the first time in 1983. <text:s/>C++ grew far larger than its parent ever was. <text:s/>C++ has brought great enjoyment to generations of freshmen and sophomores in colleges and universities through out the world.</text:p>
      <text:p text:style-name="P9"/>
      <text:p text:style-name="P9"><text:span text:style-name="T3">Linus Torvalds, n. Dec 28, 1969,</text:span> is creator (1990) and chief maintainer to present time of the Linux kernel. <text:s/>Currently he works at the Linux Foundation in Portland, Oregon.</text:p>
      <text:p text:style-name="P9"/>
      <text:p text:style-name="P9">Richard Stallman is a software freedom advocate. <text:s/>Since 1983 he has promoted the concept that the recipient of software also receives the rights to use, study, modify, and distribute that software to others. <text:s/>Such software is known as “free software”; that does not mean “no charge”; it means “freedom to use in any way”. <text:s/>If the source code is included with the software, then it is called “free open source” software. <text:s/>Stallman started the GNU project and the GNU Foundation which maintains the gcc and g++ compilers. <text:s/>Individuals and schools have collectively saved millions of dollars by using those “no charge” compilers.</text:p>
      <text:p text:style-name="P5"/>
      <text:p text:style-name="P5">Come to think about it: the gcc and the g++ we use perform very well considering the price we paid for them.</text:p>
      <text:p text:style-name="P24">Math problems that require computing the harmonic sum</text:p>
      <text:p text:style-name="P1"/>
      <text:p text:style-name="P5">Rain. <text:s/>Rainfall in a place like Orange County is measured for an entire year and the amount is recorded. <text:s/>Orange County has rain records dating back 135 years. <text:s/>Whenever a year shows more rain than in any previous year it is declared a record year. <text:s/>In 135 years what is the mathematically expected number of record years? <text:s text:c="2"/>Answer: <text:s/>H<text:span text:style-name="T6">135</text:span></text:p>
      <text:p text:style-name="P5"/>
      <text:p text:style-name="P5"/>
      <text:p text:style-name="P5">Baseball. <text:s/>The official data for baseball are kept by the Major League Baseball organization. <text:s/>There are recorded data for the player hitting the most home runs in a season since 1890. <text:s/>Before that the data are somewhat sketchy. <text:s/>If in one season a player has more home runs than any one player in all the seasons since 1890 the that's a record for MLB. <text:s/>Player Barry Bonds was the most recent player to establish a record. <text:s/>How may years of baseball are needed to have 10 record years? <text:s/>Answer: <text:s/>the smallest number n such that H<text:span text:style-name="T6">n</text:span> <text:span text:style-name="T10">≥</text:span><text:span text:style-name="T4"> 10.0 .</text:span></text:p>
      <text:p text:style-name="P6"/>
      <text:p text:style-name="P6"/>
      <text:p text:style-name="P5"><text:span text:style-name="T13">Deck of cards. <text:s text:c="2"/>The one-card shuffle occurs when you take the card from the top of the deck and insert it randomly in the middle of the deck. <text:s/>Suppose there are n cards in your deck. <text:s/>How many one-card shuffles must be performed in order to completely randomize the deck? <text:s text:c="2"/>Answer: <text:s/>n </text:span><text:span text:style-name="T21">*</text:span><text:span text:style-name="T13"> H</text:span><text:span text:style-name="T7">n</text:span></text:p>
      <text:p text:style-name="P6"/>
      <text:p text:style-name="P6"/>
      <text:p text:style-name="P5"><text:span text:style-name="T13">Quicksort. <text:s/>How many comparisons does Quicksort make while sorting an array of size n? <text:s/>Answer: <text:s/># comparisons = 2(n+1)H</text:span><text:span text:style-name="T7">n+1</text:span><text:span text:style-name="T13"> – 3n -2. <text:s text:c="2"/>Since H</text:span><text:span text:style-name="T16">n</text:span><text:span text:style-name="T13"> is asymptotic with ln(n) for large n, that is, the limit of the fraction </text:span><text:span text:style-name="T13"><draw:frame draw:style-name="fr1" draw:name="Object4" text:anchor-type="as-char" svg:width="0.472in" svg:height="0.4098in" draw:z-index="3"><draw:object xlink:href="./Object 4" xlink:type="simple" xlink:show="embed" xlink:actuate="onLoad"/><draw:image xlink:href="./ObjectReplacements/Object 4" xlink:type="simple" xlink:show="embed" xlink:actuate="onLoad"/></draw:frame></text:span><text:span text:style-name="T13">equals a constant D not zero as n <text:s/></text:span><text:span text:style-name="T15">Ý</text:span><text:span text:style-name="T13"> <text:s/></text:span><text:span text:style-name="T14">∞ <text:s/>. <text:s/>Therefore, divide </text:span><text:span text:style-name="T13">2(n+1)H</text:span><text:span text:style-name="T7">n+1</text:span><text:span text:style-name="T13"> – 3n -2</text:span><text:span text:style-name="T14"> <text:s text:c="2"/>by n</text:span><text:span text:style-name="T21">*</text:span><text:span text:style-name="T14">ln(n) <text:s text:c="2"/>and let </text:span><text:span text:style-name="T13">n <text:s/></text:span><text:span text:style-name="T15">Ý</text:span><text:span text:style-name="T13"> <text:s/></text:span><text:span text:style-name="T14">∞. <text:s/>The result is a non-zero constant. <text:s/>That is why we write # comparisons is O(n </text:span><text:span text:style-name="T21">*</text:span><text:span text:style-name="T14"> log(n)).</text:span></text:p>
      <text:p text:style-name="P6"/>
      <text:p text:style-name="P6"/>
      <text:p text:style-name="P5"><text:span text:style-name="T13">Collecting a set. <text:s/>Suppose Kellogs places a free baseball card in each box of corn flakes. <text:s/>What is the mathematically expected number of boxes of corn flakes you must eat in order to collect the entire set of 800 major league baseball cards for the 2015 season? <text:s text:c="2"/>Answer: <text:s/>800 </text:span><text:span text:style-name="T21">*</text:span><text:span text:style-name="T13"> H</text:span><text:span text:style-name="T7">800</text:span><text:span text:style-name="T13"> .</text:span></text:p>
      <text:p text:style-name="P6"/>
      <text:p text:style-name="P6"/>
      <text:p text:style-name="P5"><text:span text:style-name="T13">Baseball for sixth graders. <text:s/>Kellogs management decides to create a limited edition set of baseball cards. <text:s/>These will be distributed at random in boxes of Sugar Puffed Wheat. <text:s/>The management wants to enable the average 6</text:span><text:span text:style-name="T2">th</text:span><text:span text:style-name="T13"> grader to collect the entire set by eating 100 boxes of Puffed Wheat. <text:s/>How many cards should be in</text:span><text:span text:style-name="T4"> the set? <text:s/>Answer. <text:s/>Let n = number of cards. <text:s/>Then n should be the smallest integer that makes <text:s/>n </text:span><text:span text:style-name="T21">*</text:span><text:span text:style-name="T4"> H</text:span><text:span text:style-name="T8">n</text:span><text:span text:style-name="T4"> ≥ 100.0 true.</text:span></text:p>
      <text:p text:style-name="P6"/>
      <text:p text:style-name="P6"/>
      <text:p text:style-name="P26"><text:span text:style-name="T12">This document</text:span> was created with Libre Office Writer and saved in open source format “odt”. <text:s/>Libre Office is a free word processor available at <text:s/>www.libreoffice.org .</text:p>
      <text:p text:style-name="P6"/>
      <text:p text:style-name="P6"/>
      <text:p text:style-name="P6"/>
      <text:p text:style-name="P4">FAQ</text:p>
      <text:p text:style-name="P6"/>
      <text:p text:style-name="P6">Question: <text:s/>How do you extract the CPU speed?</text:p>
      <text:p text:style-name="P6"/>
      <text:p text:style-name="P14">Answer: <text:s/>Enter the following command in the terminal window (shell):</text:p>
      <text:p text:style-name="P14"/>
      <text:p text:style-name="P28"><text:span text:style-name="Source_20_Text"><text:span text:style-name="T5">sudo <text:s/>dmidecode <text:s/>-t <text:s/>processor <text:s/>| <text:s/>grep <text:s/>Speed</text:span></text:span></text:p>
      <text:p text:style-name="P28"><text:span text:style-name="Source_20_Text"><text:span text:style-name="T5"/></text:span></text:p>
      <text:p text:style-name="P28"><text:span text:style-name="Source_20_Text"><text:span text:style-name="T5">or try the following:</text:span></text:span></text:p>
      <text:p text:style-name="P28"/>
      <text:p text:style-name="P28"><text:span text:style-name="Source_20_Text"><text:span text:style-name="T5">lscpu</text:span></text:span></text:p>
      <text:p text:style-name="P14"/>
      <text:p text:style-name="P14"/>
      <text:p text:style-name="P14"/>
      <text:p text:style-name="P14">Question: <text:s/>How do you extract the CPU speed of each core assuming the cores have different speeds?</text:p>
      <text:p text:style-name="P14"/>
      <text:p text:style-name="P14">Answer: <text:s/>Enter the command:</text:p>
      <text:p text:style-name="P14"/>
      <text:p text:style-name="P14">cat <text:s/>/proc/cpuinfo <text:s/>| <text:s/>grep <text:s/>“MHz”</text:p>
      <text:p text:style-name="P14"/>
      <text:p text:style-name="P14"/>
      <text:p text:style-name="P14"/>
      <text:p text:style-name="P14">Question: <text:s/>What is the size of the reciprocal of 6 trillion in base 10?</text:p>
      <text:p text:style-name="P14"/>
      <text:p text:style-name="P14">Answer: <text:s/>The teacher doesn't know, but he thinks it has 50 zeros between the decimal point and the first non-zero digit.</text:p>
      <text:p text:style-name="P14"/>
      <text:p text:style-name="P14">The remarkable thing is that the reciprocal of 6 trillion is not a subnormal number – it's not even close to being subnormal. <text:s/>That means, your computer with 64-bit-floating point registers has capacity to continue computing the harmonic sum way beyond 6 trillion. <text:s/>The only problem is that humans don't have the patience to wait for the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ingbats" svg:font-family="Dingbats" style:font-charset="x-symbol"/>
    <style:font-face style:name="Ubuntu" svg:font-family="Ubuntu"/>
    <style:font-face style:name="Century Schoolbook L" svg:font-family="'Century Schoolbook L'" style:font-family-generic="roman"/>
    <style:font-face style:name="DejaVu Serif" svg:font-family="'DejaVu Serif'" style:font-family-generic="roman"/>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erif" style:font-family-complex="FreeSerif"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erif" style:font-family-complex="FreeSerif"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75in" fo:margin-bottom="0.7in" fo:margin-left="0.75in" fo:margin-right="0.7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Henry</meta:initial-creator>
    <meta:creation-date>2011-03-23T21:52:54</meta:creation-date>
    <dc:date>2015-04-11T07:52:17.954207011</dc:date>
    <meta:editing-duration>PT22H39M15S</meta:editing-duration>
    <meta:editing-cycles>121</meta:editing-cycles>
    <meta:generator>LibreOffice/4.2.7.2$Linux_X86_64 LibreOffice_project/420m0$Build-2</meta:generator>
    <meta:print-date>2015-04-09T15:02:57.754899873</meta:print-date>
    <meta:document-statistic meta:table-count="0" meta:image-count="0" meta:object-count="4" meta:page-count="9" meta:paragraph-count="118" meta:word-count="2589" meta:character-count="14759" meta:non-whitespace-character-count="12072"/>
  </office:meta>
</office:document-meta>
</file>

<file path=Object 1/content.xml><?xml version="1.0" encoding="utf-8"?>
<math xmlns="http://www.w3.org/1998/Math/MathML">
  <semantics>
    <mfrac>
      <mn>1</mn>
      <mn>2</mn>
    </mfrac>
    <annotation encoding="StarMath 5.0">{1} over {2}
 </annotation>
  </semantics>
</math>
</file>

<file path=Object 2/content.xml><?xml version="1.0" encoding="utf-8"?>
<math xmlns="http://www.w3.org/1998/Math/MathML">
  <semantics>
    <mfrac>
      <mn>1</mn>
      <mn>3</mn>
    </mfrac>
    <annotation encoding="StarMath 5.0">{1} over {3}
 </annotation>
  </semantics>
</math>
</file>

<file path=Object 3/content.xml><?xml version="1.0" encoding="utf-8"?>
<math xmlns="http://www.w3.org/1998/Math/MathML">
  <semantics>
    <mfrac>
      <mn>1</mn>
      <mi>n</mi>
    </mfrac>
    <annotation encoding="StarMath 5.0">{1} over {n}
 </annotation>
  </semantics>
</math>
</file>

<file path=Object 4/content.xml><?xml version="1.0" encoding="utf-8"?>
<math xmlns="http://www.w3.org/1998/Math/MathML">
  <semantics>
    <mrow>
      <mfrac>
        <mrow>
          <mi mathvariant="italic">Hn</mi>
        </mrow>
        <mrow>
          <mi>ln</mi>
          <mrow>
            <mo stretchy="false">(</mo>
            <mrow>
              <mi>n</mi>
            </mrow>
            <mo stretchy="false">)</mo>
          </mrow>
        </mrow>
      </mfrac>
    </mrow>
    <annotation encoding="StarMath 5.0">{Hn} over {ln(n)
}
 </annotation>
  </semantics>
</math>
</file>